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4272f" officeooo:paragraph-rsid="0004272f"/>
    </style:style>
    <style:style style:name="P2" style:family="paragraph" style:parent-style-name="Standard">
      <style:text-properties officeooo:rsid="0004272f" officeooo:paragraph-rsid="0004272f"/>
    </style:style>
    <style:style style:name="P3" style:family="paragraph" style:parent-style-name="Standard">
      <style:text-properties officeooo:paragraph-rsid="0004272f"/>
    </style:style>
    <style:style style:name="P4" style:family="paragraph" style:parent-style-name="Standard">
      <style:text-properties officeooo:paragraph-rsid="00046406"/>
    </style:style>
    <style:style style:name="T1" style:family="text">
      <style:text-properties officeooo:rsid="00046406"/>
    </style:style>
    <style:style style:name="T2" style:family="text">
      <style:text-properties officeooo:rsid="0004272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pdate .p4 file has been added to assignment 5 on Github at <text:a xlink:type="simple" xlink:href="https://github.com/tauzn-clock/CWM-ProgNets" text:style-name="Internet_20_link" text:visited-style-name="Visited_20_Internet_20_Link">https://github.com/tauzn-clock/CWM-ProgNets</text:a>.</text:p>
      <text:p text:style-name="P1">P4 file structure is similar to that as Assignment 3, except now we we are trying to pipe the packets between two machines rather than back to itself.</text:p>
      <text:p text:style-name="P1"/>
      <text:p text:style-name="P3"><text:span text:style-name="T2">Essentially, we have config</text:span><text:span text:style-name="T1">ure</text:span><text:span text:style-name="T2"> the IP address of </text:span><text:span text:style-name="T1">Raspberry Pi #0 and #2 and their connection ports to be on the same sub mask.</text:span></text:p>
      <text:p text:style-name="P1"/>
      <text:p text:style-name="P4"><text:span text:style-name="T1">We then configure the route table of Raspberry Pi #1 to tset up the link between the 2 Pi.</text:span></text:p>
      <text:p text:style-name="P1"/>
      <text:p text:style-name="P4"><text:span text:style-name="T1">We the edit the control plane with use table_add to pipe packets between the two machin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16T14:29:58.898526892</meta:creation-date>
    <dc:date>2022-06-16T15:41:09.304316036</dc:date>
    <meta:editing-duration>PT6M38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5" meta:word-count="100" meta:character-count="560" meta:non-whitespace-character-count="465"/>
  </office:meta>
</office:document-meta>
</file>